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erializableCollectionDecorator.AbstractSerializableCollectionDecorator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ializableCollectionDecorator.readObject(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erializableCollectionDecorator.writeObject(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